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fo:background-color="#ffffff"/>
    </style:style>
    <style:style style:name="P2" style:family="paragraph" style:parent-style-name="Standard">
      <style:text-properties fo:font-size="12pt" style:font-size-asian="12pt" style:font-size-complex="12pt" fo:background-color="#ffffff"/>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ffffff"/>
    </style:style>
    <style:style style:name="T5" style:family="text">
      <style:text-properties fo:font-size="12pt" fo:font-weight="bold" style:font-size-asian="12pt" style:font-weight-asian="bold" style:font-size-complex="12pt" fo:background-color="#ffffff"/>
    </style:style>
    <style:style style:name="T6" style:family="text">
      <style:text-properties fo:font-size="12pt" style:text-underline-style="none" style:font-size-asian="12pt" style:font-size-complex="12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urrent Topics and Projects in Social Data Science</text:span><text:span text:style-name="T2"><text:line-break/></text:span><text:span text:style-name="T3">David Garcia, Summer semester 2023</text:span></text:p>
      <text:p text:style-name="P1"/>
      <text:p text:style-name="Standard"><text:span text:style-name="T5">Contents</text:span></text:p>
      <text:p text:style-name="P1"/>
      <text:p text:style-name="Standard"><text:span text:style-name="T4">Social Data Science (SDS) provides a broad approach to the quantitative analysis of human behavior through digital trace data. SDS integrates the implementation of data retrieval and processing, the application of statistical analysis methods, and the interpretation of results to derive insights into human behavior at high resolutions and large scales. The motivation for SDS stems from theories in the Social Sciences, which are addressed with respect to societal phenomena and formulated as principles that can be tested against empirical data. Data retrieval in SDS is performed in an automated manner, accessing online resources and programming interfaces that capture the digital traces of human behavior. Data processing is computerized with calibrated methods that quantify human behavior, for example constructing social networks or measuring emotional expression. These quantities are used in statistical analyses to both test hypotheses and explore new aspects of human behavior.</text:span></text:p>
      <text:p text:style-name="P2"/>
      <text:p text:style-name="Standard"><text:span text:style-name="T4">This seminar introduces a set of examples of research projects in Social Data Science as introductory lectures. Students build on those lectures to work on Social Data Science research projects in small groups under the guidance of the lecturer. These projects include the motivation of a research question, the design of a Social Data Science project to assess it, as well as data retrieval and analysis. Students can take the seminar along with the course "Social Media Data Analysis" to apply the methods they learn in the course as part of their projects.</text:span></text:p>
      <text:p text:style-name="P2"/>
      <text:p text:style-name="Standard"><text:span text:style-name="T4">Students present their group projects in the final seminar sessions and write a report in the shape of a scientific article similar to the ones covered in the seminar. The course grade is based on the presentation (30%) and on the final report (70%).</text:span></text:p>
      <text:p text:style-name="P2"/>
      <text:p text:style-name="Standard"><text:span text:style-name="T5">Learning objectives</text:span></text:p>
      <text:p text:style-name="Standard"><text:span text:style-name="T4">Upon the completion of this course, students will have experience with the following:</text:span></text:p>
      <text:list xml:id="list4002621610" text:style-name="WWNum1">
        <text:list-item>
          <text:p text:style-name="P3"><text:span text:style-name="T4">Formulating research questions in Social Data Science and assessing their scientific and/or societal motivation</text:span></text:p>
        </text:list-item>
        <text:list-item>
          <text:p text:style-name="P3"><text:span text:style-name="T4">Planning research projects in Social Data Science including the combination of a research question, data retrieval methods, and data analysis techniques.</text:span></text:p>
        </text:list-item>
        <text:list-item>
          <text:p text:style-name="P3"><text:span text:style-name="T4">Executing a Social Data Science research project to follow a registered plan and assessing deviations and results with respect to research questions</text:span></text:p>
        </text:list-item>
        <text:list-item>
          <text:p text:style-name="P3"><text:span text:style-name="T4">Critical evaluation of methods and results in Social Data Science with respect to ethics and privacy principles</text:span></text:p>
        </text:list-item>
        <text:list-item>
          <text:p text:style-name="P3"><text:span text:style-name="T4">Presentation of projects in Social Data Science including the communication of plans, methods, results, implications, and limitations.</text:span></text:p>
        </text:list-item>
      </text:list>
      <text:p text:style-name="P1"/>
      <text:p text:style-name="Standard"><text:span text:style-name="T5">Prerequisites</text:span></text:p>
      <text:p text:style-name="Standard"><text:span text:style-name="T4">This seminar is especially indicated for students beyond the first semester of their master studies, especially the SEDS programme. <text:s/>Participants need to be familiar with programming in R or Python to the level that allows them to perform their own programming (e.g. having passed Introduction to Computation for the Social Sciences). This seminar is recommended to be taken along with the course Social Media Data Analysis.</text:span></text:p>
      <text:p text:style-name="P2"/>
      <text:p text:style-name="Standard"><text:span text:style-name="T5">Course literature</text:span></text:p>
      <text:p text:style-name="Standard"><text:span text:style-name="T4">Lecture slides will be available over github with selected readings of current articles and book chapters on Social Data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494" meta:character-count="3242" meta:non-whitespace-character-count="2768"/>
    <meta:generator>LibreOfficeDev/6.0.5.2$Linux_X86_64 LibreOffice_project/</meta:generator>
  </office:meta>
</office:document-meta>
</file>